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Quarter</text:p>
          </table:table-cell>
          <table:table-cell table:style-name="Default" office:value-type="string" calcext:value-type="string">
            <text:p>Sal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47.6" calcext:value-type="float">
            <text:p>147.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251.8" calcext:value-type="float">
            <text:p>251.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273.1" calcext:value-type="float">
            <text:p>273.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249.1" calcext:value-type="float">
            <text:p>249.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39.3" calcext:value-type="float">
            <text:p>139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221.2" calcext:value-type="float">
            <text:p>221.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260.2" calcext:value-type="float">
            <text:p>260.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259.5" calcext:value-type="float">
            <text:p>259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40.5" calcext:value-type="float">
            <text:p>140.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245.5" calcext:value-type="float">
            <text:p>245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298.8" calcext:value-type="float">
            <text:p>298.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287" calcext:value-type="float">
            <text:p>28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68.8" calcext:value-type="float">
            <text:p>168.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322.6" calcext:value-type="float">
            <text:p>322.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393.5" calcext:value-type="float">
            <text:p>393.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404.3" calcext:value-type="float">
            <text:p>404.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59.7" calcext:value-type="float">
            <text:p>259.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401.1" calcext:value-type="float">
            <text:p>401.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464.6" calcext:value-type="float">
            <text:p>464.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479.7" calcext:value-type="float">
            <text:p>479.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64.4" calcext:value-type="float">
            <text:p>264.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float" office:value="2" calcext:value-type="float">
            <text:p>2</text:p>
          </table:table-cell>
          <table:table-cell table:style-name="Default" office:value-type="float" office:value="402.6" calcext:value-type="float">
            <text:p>402.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float" office:value="3" calcext:value-type="float">
            <text:p>3</text:p>
          </table:table-cell>
          <table:table-cell table:style-name="Default" office:value-type="float" office:value="411.3" calcext:value-type="float">
            <text:p>411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float" office:value="4" calcext:value-type="float">
            <text:p>4</text:p>
          </table:table-cell>
          <table:table-cell table:style-name="Default" office:value-type="float" office:value="385.9" calcext:value-type="float">
            <text:p>385.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32.7" calcext:value-type="float">
            <text:p>232.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09.2" calcext:value-type="float">
            <text:p>309.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0.7" calcext:value-type="float">
            <text:p>310.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93" calcext:value-type="float">
            <text:p>293.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205.1" calcext:value-type="float">
            <text:p>205.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34.4" calcext:value-type="float">
            <text:p>234.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85.4" calcext:value-type="float">
            <text:p>285.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58.7" calcext:value-type="float">
            <text:p>258.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193.2" calcext:value-type="float">
            <text:p>193.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3.7" calcext:value-type="float">
            <text:p>263.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2.5" calcext:value-type="float">
            <text:p>292.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15.2" calcext:value-type="float">
            <text:p>315.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178.3" calcext:value-type="float">
            <text:p>178.3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74.5" calcext:value-type="float">
            <text:p>274.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5.4" calcext:value-type="float">
            <text:p>295.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6.4" calcext:value-type="float">
            <text:p>286.4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190.8" calcext:value-type="float">
            <text:p>190.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63.5" calcext:value-type="float">
            <text:p>263.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8.8" calcext:value-type="float">
            <text:p>318.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5.3" calcext:value-type="float">
            <text:p>305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242.6" calcext:value-type="float">
            <text:p>242.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18.8" calcext:value-type="float">
            <text:p>318.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29.6" calcext:value-type="float">
            <text:p>329.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38.2" calcext:value-type="float">
            <text:p>338.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232.1" calcext:value-type="float">
            <text:p>232.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85.6" calcext:value-type="float">
            <text:p>285.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91" calcext:value-type="float">
            <text:p>291.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81.4" calcext:value-type="float">
            <text:p>281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7T20:24:20.123623992</meta:creation-date>
    <meta:generator>LibreOffice/7.3.5.2$Linux_X86_64 LibreOffice_project/184fe81b8c8c30d8b5082578aee2fed2ea847c01</meta:generator>
    <dc:date>2022-08-27T21:09:42.855637696</dc:date>
    <meta:editing-duration>PT45M22S</meta:editing-duration>
    <meta:editing-cycles>3</meta:editing-cycles>
    <meta:document-statistic meta:table-count="1" meta:cell-count="173" meta:object-count="0"/>
  </office:meta>
</office:document-meta>
</file>